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ahnschrift Light Condensed" svg:font-family="'Bahnschrift Light Condensed'"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automatic-styles>
    <style:style style:name="Tableau1" style:family="table">
      <style:table-properties style:width="16.983cm" fo:margin-left="0cm" table:align="left"/>
    </style:style>
    <style:style style:name="Tableau1.A" style:family="table-column">
      <style:table-column-properties style:column-width="8.491cm"/>
    </style:style>
    <style:style style:name="Tableau1.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 style:family="paragraph" style:parent-style-name="Standard">
      <style:paragraph-properties fo:text-align="justify" style:justify-single-word="false"/>
      <style:text-properties style:font-name="Bahnschrift Light Condensed"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3" style:family="paragraph" style:parent-style-name="Normal">
      <style:paragraph-properties fo:text-align="justify" style:justify-single-word="false"/>
      <style:text-properties style:font-name="Bahnschrift Light Condensed"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Calibri Light" style:font-size-complex="14pt" style:font-weight-complex="bold"/>
    </style:style>
    <style:style style:name="P4" style:family="paragraph" style:parent-style-name="Normal">
      <style:paragraph-properties fo:text-align="justify" style:justify-single-word="false"/>
      <style:text-properties style:font-name="Bahnschrift Light Condensed" fo:font-size="14pt" style:font-size-asian="14pt" style:font-name-complex="Calibri Light" style:font-size-complex="14pt"/>
    </style:style>
    <style:style style:name="P5" style:family="paragraph" style:parent-style-name="Standard">
      <style:paragraph-properties fo:text-align="justify" style:justify-single-word="false"/>
      <style:text-properties style:font-name="Bahnschrift Light Condensed" fo:font-size="15pt" style:font-size-asian="15pt" style:font-size-complex="15pt"/>
    </style:style>
    <style:style style:name="P6" style:family="paragraph" style:parent-style-name="Standard">
      <style:text-properties style:font-name="Bahnschrift Light Condensed" fo:font-size="15pt" style:font-size-asian="15pt" style:font-size-complex="15pt"/>
    </style:style>
    <style:style style:name="P7" style:family="paragraph" style:parent-style-name="Standard">
      <style:paragraph-properties fo:text-align="center" style:justify-single-word="false"/>
      <style:text-properties style:font-name="Bahnschrift Light Condensed"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8" style:family="paragraph" style:parent-style-name="Standard">
      <style:text-properties style:font-name="Bahnschrift Light Condensed"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9" style:family="paragraph" style:parent-style-name="Standard">
      <style:text-properties style:font-name="Bahnschrift Light Condensed"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10" style:family="paragraph" style:parent-style-name="Standard">
      <style:paragraph-properties fo:text-align="justify" style:justify-single-word="false"/>
      <style:text-properties style:font-name="Bahnschrift Light Condensed"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11" style:family="paragraph" style:parent-style-name="Standard">
      <style:text-properties style:font-name="Bahnschrift Light Condensed" fo:font-size="15pt" fo:font-weight="bold" style:font-size-asian="15pt" style:font-weight-asian="bold" style:font-size-complex="15pt" style:font-weight-complex="bold"/>
    </style:style>
    <style:style style:name="P12" style:family="paragraph" style:parent-style-name="Normal">
      <style:paragraph-properties fo:text-align="justify" style:justify-single-word="false"/>
      <style:text-properties style:font-name="Calibri Light" fo:font-size="14pt" style:font-size-asian="14pt" style:font-name-complex="Calibri Light" style:font-size-complex="14pt"/>
    </style:style>
    <style:style style:name="P13" style:family="paragraph" style:parent-style-name="Normal">
      <style:paragraph-properties fo:text-align="justify" style:justify-single-word="false"/>
      <style:text-properties style:font-name="Bahnschrift Light Condensed" fo:font-size="14pt" style:text-underline-style="solid" style:text-underline-width="auto" style:text-underline-color="font-color" fo:font-weight="bold" officeooo:rsid="00189ff6" officeooo:paragraph-rsid="00189ff6" style:text-underline-mode="continuous" style:text-overline-mode="continuous" style:text-line-through-mode="continuous" style:font-size-asian="14pt" style:font-weight-asian="bold" style:font-name-complex="Calibri Light" style:font-size-complex="14pt" style:font-weight-complex="bold"/>
    </style:style>
    <style:style style:name="P14" style:family="paragraph" style:parent-style-name="Standard" style:master-page-name="MP0">
      <style:paragraph-properties fo:text-align="center" style:justify-single-word="false" style:page-number="auto" fo:break-before="page"/>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5" style:family="paragraph" style:parent-style-name="Standard">
      <style:paragraph-properties fo:text-align="center" style:justify-single-word="false"/>
      <style:text-properties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6" style:family="paragraph" style:parent-style-name="Standard">
      <style:paragraph-properties fo:text-align="center" style:justify-single-word="false"/>
      <style:text-properties fo:font-size="15pt" style:text-underline-style="none" fo:font-weight="bold" style:text-underline-mode="continuous" style:text-overline-mode="continuous" style:text-line-through-mode="continuous" style:font-size-asian="15pt" style:font-weight-asian="bold" style:font-size-complex="15pt" style:font-weight-complex="bold"/>
    </style:style>
    <style:style style:name="P17" style:family="paragraph" style:parent-style-name="Standard">
      <style:text-properties style:font-name="Bahnschrift Light Condensed" fo:font-size="15pt" style:font-size-asian="15pt" style:font-size-complex="15pt"/>
    </style:style>
    <style:style style:name="P18" style:family="paragraph" style:parent-style-name="Standard">
      <style:text-properties style:font-name="Bahnschrift Light Condensed" fo:font-size="15pt" officeooo:rsid="00189ff6" officeooo:paragraph-rsid="00189ff6" style:font-size-asian="15pt" style:font-size-complex="15pt"/>
    </style:style>
    <style:style style:name="T1" style:family="text">
      <style:text-properties style:font-name="Bahnschrift Light Condensed" fo:font-size="15pt" style:font-size-asian="15pt" style:font-size-complex="15pt"/>
    </style:style>
    <style:style style:name="T2" style:family="text">
      <style:text-properties officeooo:rsid="00189f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nalyse des Besoins Sociaux (ABS) Petite enfance</text:p>
      <text:p text:style-name="P1">Elaboration d’un questionnaire et <text:span text:style-name="T2">analyses statistiques</text:span></text:p>
      <text:p text:style-name="P1"/>
      <text:p text:style-name="P16">Commune de Séné</text:p>
      <text:p text:style-name="P1"/>
      <text:p text:style-name="P2">Le contexte de l’étude</text:p>
      <text:p text:style-name="P1"/>
      <text:p text:style-name="P4">La démarche d’analyse des besoins sociaux (ABS) réalisée par le Centre Communal d’Action Sociale (CCAS) de Séné répond à une obligation réglementaire. A ce titre, les CCAS procèdent à une analyse des besoins sociaux de la population qui consiste en un diagnostic socio-démographique à partir des données d’observations sociales du territoire. </text:p>
      <text:p text:style-name="P4"/>
      <text:p text:style-name="P4">Le CCAS de la commune de Séné a engagé, en premier lieu, une démarche d’analyse des besoins sociaux dans le domaine de la « petite enfance ». </text:p>
      <text:p text:style-name="P4"/>
      <text:p text:style-name="P4">Ce dernier a identifié les éléments de contexte, et dégagé les différents points saillants qui caractérisent les différentes situations. Un questionnaire auprès du public concerné permettra de <text:s/>préciser les besoins sur ce domaine ainsi que le regard porté par les utilisateurs de ces services. Par ailleurs, des retours d’ateliers mis en place en direction des publics cibles, des rencontres avec les personnels de la petite enfance, ainsi que des entretiens avec les institutions concernées viendront compléter cette présentation. L’ensemble de ces éléments permettra de préciser les modalités d’une adéquation entre l’offre et les besoins de la population<text:bookmark-start text:name="_Hlk105746380"/>.<text:bookmark-end text:name="_Hlk105746380"/></text:p>
      <text:p text:style-name="P12"/>
      <text:p text:style-name="P3">Champ d’application du questionnaire et traitement</text:p>
      <text:p text:style-name="P12"/>
      <text:p text:style-name="P5">Le questionnaire proposé devra permettre de répondre aux trois éléments développés ci-dessous et le temps de réponse des personnes interrogées ne devra pas dépasser 10 minutes.</text:p>
      <text:p text:style-name="P5"/>
      <text:p text:style-name="P5">Ce questionnaire sera proposé par voie numérique. Il devra faire l’objet d’un traitement informatisé permettant d’apporter de la connaissance sur les champs retenus, et d’une analyse succincte des éléments recueillis.</text:p>
      <text:p text:style-name="P7"/>
      <text:p text:style-name="P9">A – Définir le portrait des personnes répondant au questionnaire</text:p>
      <text:p text:style-name="P9"/>
      <text:p text:style-name="P5"><text:soft-page-break/>Les personnes ayant répondu au questionnaire ont au moins un enfant âgé de moins de trois ans ou sont dans l’attente de l’arrivée d’un enfant ;</text:p>
      <text:p text:style-name="P10"/>
      <text:p text:style-name="P5">- S’agit-il de couples, de familles monoparentales ? De quel âge ?</text:p>
      <text:p text:style-name="P5">- S’agit-il de couples bi-actifs ? En temps de travail partagé ? Selon quelles modalités ?</text:p>
      <text:p text:style-name="P5">- Qu’en est-il de la situation professionnelle des familles monoparentales ?</text:p>
      <text:p text:style-name="P5">- Quel est lieu de résidence ? Poulfanc, bourg, villages, presqu’île de Port Anna ?</text:p>
      <text:p text:style-name="P5">- Qu’en est-il de la situation familiale ? La famille est-elle amenée à s’agrandir ?</text:p>
      <text:p text:style-name="P6"/>
      <text:p text:style-name="P9">B – Caractériser le regard porté sur l’accueil petite enfance</text:p>
      <text:p text:style-name="P9"/>
      <text:p text:style-name="P6">- Quelles connaissances les demandeurs et utilisateurs ont-ils de la petite enfance à Séné ? A décrire.</text:p>
      <text:p text:style-name="P6"/>
      <text:p text:style-name="P9">C – Identifier le besoin</text:p>
      <text:p text:style-name="P9"/>
      <text:p text:style-name="P6">- Quelle est la situation des familles au moment de l’enquête : mode de garde (privé ou public), fréquence, horaires ? Sans mode de garde ?</text:p>
      <text:p text:style-name="P6">- Les demandes déposées ont-elles fait l’objet de refus ? Possibilité de dater ces refus ?</text:p>
      <text:p text:style-name="P6">- Les demandeurs connaissent-ils les critères d’éligibilité d’un mode de garde à Séné dans le secteur public ?</text:p>
      <text:p text:style-name="P6">- Quels sont les souhaits des familles en terme de garde en fonction de leur composition (couple, famille monoparentale) ? A détailler.</text:p>
      <text:p text:style-name="P6">- Être en capacité de relever les différents freins en matière de garde d’enfants.</text:p>
      <text:p text:style-name="P6"/>
      <text:p text:style-name="P13">Analyses exploratoires et visualisation</text:p>
      <text:p text:style-name="P6"/>
      <text:p text:style-name="P18">En parallèle de la collecte des réponses issues du questionnaire, vous développerez un outil d’analyses exploratoires et de visualisation interactive pour les principales données présentées dans l’ABS. </text:p>
      <text:p text:style-name="P18"><text:soft-page-break/>L’outil développé sera mis à disposition de la commune de Séné et de ses habitants. <text:s/></text:p>
      <text:p text:style-name="P6"/>
      <text:p text:style-name="P6">Un rapport de présentation et d’analyse clôturera les travaux. </text:p>
      <text:p text:style-name="P6"/>
      <text:p text:style-name="P8">Calendrier</text:p>
      <text:p text:style-name="P8"/>
      <text:p text:style-name="P6"/>
      <table:table table:name="Tableau1" table:style-name="Tableau1">
        <table:table-column table:style-name="Tableau1.A" table:number-columns-repeated="2"/>
        <table:table-row>
          <table:table-cell table:style-name="Tableau1.A1" office:value-type="string">
            <text:p text:style-name="P11">Objet</text:p>
          </table:table-cell>
          <table:table-cell table:style-name="Tableau1.A1" office:value-type="string">
            <text:p text:style-name="P11">Date</text:p>
          </table:table-cell>
        </table:table-row>
        <table:table-row>
          <table:table-cell table:style-name="Tableau1.A1" office:value-type="string">
            <text:p text:style-name="Standard"><text:span text:style-name="Police_20_par_20_défaut"><text:span text:style-name="T1">Remise du questionnaire</text:span></text:span></text:p>
          </table:table-cell>
          <table:table-cell table:style-name="Tableau1.A1" office:value-type="string">
            <text:p text:style-name="P6">Au plus tard le 1<text:span text:style-name="T2">5</text:span> décembre 2022</text:p>
          </table:table-cell>
        </table:table-row>
        <table:table-row>
          <table:table-cell table:style-name="Tableau1.A1" office:value-type="string">
            <text:p text:style-name="P6">Mise en ligne</text:p>
          </table:table-cell>
          <table:table-cell table:style-name="Tableau1.A1" office:value-type="string">
            <text:p text:style-name="P6">Du 2 au 31 janvier 2023</text:p>
          </table:table-cell>
        </table:table-row>
        <table:table-row>
          <table:table-cell table:style-name="Tableau1.A1" office:value-type="string">
            <text:p text:style-name="P6">Exploitation</text:p>
          </table:table-cell>
          <table:table-cell table:style-name="Tableau1.A1" office:value-type="string">
            <text:p text:style-name="P6">Février – Mars 2023</text:p>
          </table:table-cell>
        </table:table-row>
        <table:table-row>
          <table:table-cell table:style-name="Tableau1.A1" office:value-type="string">
            <text:p text:style-name="P6">Remise du rapport </text:p>
          </table:table-cell>
          <table:table-cell table:style-name="Tableau1.A1" office:value-type="string">
            <text:p text:style-name="P6">Date limite 10 avril 2023</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ahnschrift Light Condensed" svg:font-family="'Bahnschrift Light Condensed'"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Footnote" style:family="paragraph" style:parent-style-name="Normal" style:class="extra">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Note_20_de_20_bas_20_de_20_page_20_Car" style:display-name="Note de bas de pag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Appel_20_note_20_de_20_bas_20_de_20_p." style:display-name="Appel note de bas de p." style:family="text" style:parent-style-name="Police_20_par_20_défaut">
      <style:text-properties style:text-position="super 67%"/>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meta:initial-creator>Philippe Parlant</meta:initial-creator>
    <meta:creation-date>2022-10-17T23:14:00Z</meta:creation-date>
    <dc:date>2022-11-04T15:46:26.196739644</dc:date>
    <meta:editing-cycles>3</meta:editing-cycles>
    <meta:editing-duration>PT10M1S</meta:editing-duration>
    <meta:document-statistic meta:table-count="1" meta:image-count="0" meta:object-count="0" meta:page-count="3" meta:paragraph-count="40" meta:word-count="576" meta:character-count="3649" meta:non-whitespace-character-count="3101"/>
    <meta:template xlink:type="simple" xlink:actuate="onRequest" xlink:title="" xlink:href="Normal"/>
  </office:meta>
</office:document-meta>
</file>